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3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13.302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39cm"/>
      <style:paragraph-properties style:writing-mode="lr-tb"/>
    </style:style>
    <style:style style:name="pr4" style:family="presentation" style:parent-style-name="Inspiration-subtitle">
      <style:graphic-properties draw:textarea-vertical-align="top" fo:min-height="8.8cm"/>
      <style:paragraph-properties style:writing-mode="lr-tb"/>
    </style:style>
    <style:style style:name="pr5" style:family="presentation" style:parent-style-name="Inspiration-subtitle">
      <style:graphic-properties draw:textarea-vertical-align="top" fo:min-height="7.8cm"/>
      <style:paragraph-properties style:writing-mode="lr-tb"/>
    </style:style>
    <style:style style:name="pr6" style:family="presentation" style:parent-style-name="Inspiration-subtitle">
      <style:graphic-properties draw:textarea-vertical-align="top" fo:min-height="12.853cm"/>
      <style:paragraph-properties style:writing-mode="lr-tb"/>
    </style:style>
    <style:style style:name="pr7" style:family="presentation" style:parent-style-name="Inspiration-subtitle">
      <style:graphic-properties draw:textarea-vertical-align="top" fo:min-height="12.649cm"/>
      <style:paragraph-properties style:writing-mode="lr-tb"/>
    </style:style>
    <style:style style:name="pr8" style:family="presentation" style:parent-style-name="Inspiration-subtitle">
      <style:graphic-properties draw:textarea-vertical-align="top" fo:min-height="14.688cm"/>
      <style:paragraph-properties style:writing-mode="lr-tb"/>
    </style:style>
    <style:style style:name="pr9" style:family="presentation" style:parent-style-name="Inspiration-subtitle">
      <style:graphic-properties draw:textarea-vertical-align="top" fo:min-height="12.088cm"/>
      <style:paragraph-properties style:writing-mode="lr-tb"/>
    </style:style>
    <style:style style:name="pr10" style:family="presentation" style:parent-style-name="Inspiration-subtitle">
      <style:graphic-properties draw:textarea-vertical-align="top" fo:min-height="7.621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/>
    </style:style>
    <style:style style:name="P2" style:family="paragraph">
      <style:paragraph-properties style:writing-mode="lr-tb"/>
      <style:text-properties fo:language="ru" fo:country="RU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P5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6" style:family="paragraph">
      <style:paragraph-properties fo:text-align="start" style:writing-mode="lr-tb"/>
      <style:text-properties fo:font-size="18pt" fo:language="ru" fo:country="RU" style:font-size-asian="18pt" style:font-size-complex="18pt"/>
    </style:style>
    <style:style style:name="P7" style:family="paragraph">
      <style:paragraph-properties fo:text-align="start" style:writing-mode="lr-tb"/>
      <style:text-properties fo:language="ru" fo:country="RU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="none"/>
      <style:paragraph-properties style:writing-mode="lr-tb"/>
      <style:text-properties fo:font-size="10pt" fo:language="ru" fo:country="RU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style:font-name="Droid Sans Mono1" fo:font-size="16pt" fo:language="ru" fo:country="RU" style:font-size-asian="16pt" style:font-size-complex="16pt"/>
    </style:style>
    <style:style style:name="T1" style:family="text">
      <style:text-properties fo:language="ru" fo:country="RU" fo:font-weight="bold" style:font-weight-asian="bold" style:font-weight-complex="bold"/>
    </style:style>
    <style:style style:name="T2" style:family="text">
      <style:text-properties fo:font-size="24pt" fo:language="ru" fo:country="RU" style:font-size-asian="24pt" style:font-size-complex="24pt"/>
    </style:style>
    <style:style style:name="T3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6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8pt" fo:language="ru" fo:country="RU" style:text-underline-style="none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none" fo:font-weight="normal" style:font-size-asian="18pt" style:font-weight-asian="normal" style:font-size-complex="18pt" style:font-weight-complex="normal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2" style:family="text">
      <style:text-properties fo:font-size="18pt" fo:language="ru" fo:country="RU" style:font-size-asian="18pt" style:font-size-complex="18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language="ru" fo:country="RU" style:text-underline-style="solid" style:text-underline-width="auto" style:text-underline-color="font-color" style:font-size-asian="18pt" style:font-size-complex="18pt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5pt" fo:language="ru" fo:country="RU" fo:font-weight="normal" fo:background-color="#ffdbb6" style:font-size-asian="15pt" style:font-weight-asian="normal" style:font-size-complex="15pt" style:font-weight-complex="normal"/>
    </style:style>
    <style:style style:name="T18" style:family="text">
      <style:text-properties fo:font-size="15pt" fo:language="ru" fo:country="RU" fo:font-weight="normal" style:font-size-asian="15pt" style:font-weight-asian="normal" style:font-size-complex="15pt" style:font-weight-complex="normal"/>
    </style:style>
    <style:style style:name="T19" style:family="text">
      <style:text-properties fo:font-size="18pt" fo:language="ru" fo:country="RU" style:text-underline-style="none" style:font-size-asian="18pt" style:font-size-complex="18pt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" fo:font-size="15pt" fo:language="ru" fo:country="RU" fo:font-style="normal" fo:text-shadow="none" style:text-underline-style="none" fo:font-weight="normal" style:letter-kerning="true" fo:background-color="#ffdbb6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15pt" fo:language="ru" fo:country="RU" fo:background-color="#ffdbb6" style:font-size-asian="15pt" style:font-size-complex="15pt"/>
    </style:style>
    <style:style style:name="T22" style:family="text">
      <style:text-properties fo:font-size="15pt" fo:language="ru" fo:country="RU" style:font-size-asian="15pt" style:font-size-complex="15pt"/>
    </style:style>
    <style:style style:name="T23" style:family="text">
      <style:text-properties fo:font-size="10pt" fo:language="ru" fo:country="RU" style:font-size-asian="10pt" style:font-size-complex="10pt"/>
    </style:style>
    <style:style style:name="T24" style:family="text">
      <style:text-properties style:font-name="Droid Sans Mono1" fo:font-size="22pt" fo:language="ru" fo:country="RU" fo:font-weight="bold" style:font-size-asian="22pt" style:font-weight-asian="bold" style:font-size-complex="22pt" style:font-weight-complex="bold"/>
    </style:style>
    <style:style style:name="T25" style:family="text">
      <style:text-properties style:font-name="Droid Sans Mono1" fo:font-size="16pt" fo:language="ru" fo:country="RU" style:font-size-asian="16pt" style:font-size-complex="16pt"/>
    </style:style>
    <style:style style:name="T26" style:family="text">
      <style:text-properties style:font-name="Droid Sans Mono1" fo:font-size="16pt" fo:language="ru" fo:country="RU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Автоматическая обработка текстов на естественном языке.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4" draw:text-style-name="P4" draw:layer="layout" svg:width="20.6cm" svg:height="8.8cm" svg:x="4.2cm" svg:y="6.4cm">
          <draw:text-box>
            <text:p text:style-name="P3"><text:span text:style-name="T5">язык как средство познания мира</text:span></text:p>
            <text:p text:style-name="P3"><text:span text:style-name="T6"/></text:p>
            <text:p text:style-name="P3"><text:span text:style-name="T6">сегментация на объекты</text:span></text:p>
            <text:p text:style-name="P3"><text:span text:style-name="T6"/></text:p>
            <text:p text:style-name="P3"><text:span text:style-name="T6">классификация наблюдаемых явлений</text:span></text:p>
            <text:p text:style-name="P3"><text:span text:style-name="T6"/></text:p>
            <text:p text:style-name="P3"><text:span text:style-name="T6">обобщения </text:span></text:p>
            <text:p text:style-name="P3"><text:span text:style-name="T6"/></text:p>
            <text:p text:style-name="P3"><text:span text:style-name="T6">упорядочение окружающей действительности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2.4cm" svg:height="1.339cm" svg:x="1.4cm" svg:y="1.931cm" presentation:class="title" presentation:user-transformed="true">
          <draw:text-box>
            <text:p><text:span text:style-name="T4">Введение в NLP</text:span></text:p>
          </draw:text-box>
        </draw:frame>
        <draw:frame presentation:style-name="pr5" draw:text-style-name="P6" draw:layer="layout" svg:width="17.2cm" svg:height="7.8cm" svg:x="4.2cm" svg:y="6.4cm">
          <draw:text-box>
            <text:p text:style-name="P3"><text:span text:style-name="T7">о языке и задачах </text:span><text:span text:style-name="T5">его автоматической обработки <text:s/></text:span></text:p>
            <text:p text:style-name="P3"><text:span text:style-name="T8"/></text:p>
            <text:p text:style-name="P3"><text:span text:style-name="T9">обработка текстов на естественном языке (ЕЯ)</text:span></text:p>
            <text:p text:style-name="P3"><text:span text:style-name="T10">Natural Language Processing (NLP)</text:span></text:p>
            <text:p text:style-name="P3"><text:span text:style-name="T11"/></text:p>
            <text:p text:style-name="P3"><text:span text:style-name="T12">NLU / natural language understatnding</text:span></text:p>
            <text:p text:style-name="P3"><text:span text:style-name="T12"/></text:p>
            <text:p text:style-name="P3"><text:span text:style-name="T12">NLG / natural language generation</text:span></text:p>
            <text:p text:style-name="P3"><text:span text:style-name="T12"/></text:p>
            <text:p text:style-name="P3"><text:span text:style-name="T12">SP / speech processing (recognition/generation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7" draw:layer="layout" svg:width="22.4cm" svg:height="1.339cm" svg:x="1.4cm" svg:y="1.931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presentation:style-name="pr6" draw:text-style-name="P6" draw:layer="layout" svg:width="22cm" svg:height="12.853cm" svg:x="2cm" svg:y="4.6cm">
          <draw:text-box>
            <text:p text:style-name="P3"><text:span text:style-name="T5">обработка текстов на естественном языке </text:span></text:p>
            <text:p text:style-name="P3"><text:span text:style-name="T11"/></text:p>
            <text:p text:style-name="P3"><text:span text:style-name="T13">NLP : NLU / </text:span><text:span text:style-name="T14">NLG</text:span></text:p>
            <text:p text:style-name="P3"><text:span text:style-name="T14"/></text:p>
            <text:p text:style-name="P3"><text:span text:style-name="T12">- машинный перевод (MT)</text:span></text:p>
            <text:p text:style-name="P3"><text:span text:style-name="T15"/></text:p>
            <text:p text:style-name="P8"><text:span text:style-name="T15">- диалоговые системы (чат-боты)</text:span></text:p>
            <text:p text:style-name="P8"><text:span text:style-name="T15"/></text:p>
            <text:p text:style-name="P3"><text:span text:style-name="T12">- извлечение именованных сущностей, (named-entity recognition, NER)</text:span></text:p>
            <text:p text:style-name="P3"><text:span text:style-name="T12"/></text:p>
            <text:p text:style-name="P3"><text:span text:style-name="T12">- извлечения фактов и отношений (relation extraction)</text:span></text:p>
            <text:p text:style-name="P3"><text:span text:style-name="T12"/></text:p>
            <text:p text:style-name="P3"><text:span text:style-name="T12">- реферирование (summarization)</text:span></text:p>
            <text:p text:style-name="P3"><text:span text:style-name="T12"/></text:p>
            <text:p text:style-name="P3"><text:span text:style-name="T12">- поиск обоснования в тексте (argumentation mining)</text:span></text:p>
            <text:p text:style-name="P3"><text:span text:style-name="T12"/></text:p>
            <text:p text:style-name="P8"><text:span text:style-name="T15">- классификация текстов (</text:span><text:span text:style-name="T12">оценка тона и т.п.)</text:span></text:p>
            <text:p text:style-name="P8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7" draw:text-style-name="P6" draw:layer="layout" svg:width="25.8cm" svg:height="12.649cm" svg:x="1.2cm" svg:y="4.154cm">
          <draw:text-box>
            <text:p text:style-name="P3"><text:span text:style-name="T12"/></text:p>
            <text:p text:style-name="P3"><text:span text:style-name="T8">Сложности автоматической обработки текстов - неоднозначности в языке</text:span></text:p>
            <text:p text:style-name="P3"><text:span text:style-name="T10"/></text:p>
            <text:p text:style-name="P8"><text:span text:style-name="T13">омонимия</text:span><text:span text:style-name="T15"> - случайное совпадение слов </text:span></text:p>
            <text:p text:style-name="P8"><text:span text:style-name="T16"/></text:p>
            <text:p text:style-name="P8"><text:span text:style-name="T17"><text:s/></text:span><text:span text:style-name="T17">ключ, лук, замок, печь </text:span></text:p>
            <text:p text:style-name="P3"><text:span text:style-name="T13"/></text:p>
            <text:p text:style-name="P8"><text:span text:style-name="T13">полисемия</text:span><text:span text:style-name="T15"> - несколько значений, связанных исторически </text:span></text:p>
            <text:p text:style-name="P8"><text:span text:style-name="T18"/></text:p>
            <text:p text:style-name="P8"><text:span text:style-name="T17"><text:s/></text:span><text:span text:style-name="T17">стол &lt;организация или объект&gt; </text:span></text:p>
            <text:p text:style-name="P3"><text:span text:style-name="T14"/></text:p>
            <text:p text:style-name="P3"><text:span text:style-name="T14">местоименная анафора</text:span><text:span text:style-name="T19"> — ссылки на контекст</text:span></text:p>
            <text:p text:style-name="P3"><text:span text:style-name="T12"/></text:p>
            <text:p text:style-name="P3"><text:span text:style-name="T20"><text:s/></text:span><text:span text:style-name="T20">Прискакал принц на белом коне. Принцесса выбежала ему навстречу и поцеловала его &lt;...</text:span><text:span text:style-name="T21">принца&gt; . </text:span></text:p>
            <text:p text:style-name="P3"><text:span text:style-name="T12"/></text:p>
            <text:p text:style-name="P3"><text:span text:style-name="T14">эллипсис</text:span><text:span text:style-name="T19"> -</text:span><text:span text:style-name="T12"> пропуски в тексте</text:span></text:p>
            <text:p text:style-name="P3"><text:span text:style-name="T12"/></text:p>
            <text:p text:style-name="P3"><text:span text:style-name="T21">Он не может решить задачу, а я знаю как &lt;...решить задачу&gt;.</text:span></text:p>
            <text:p text:style-name="P3"><text:span text:style-name="T22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draw:frame draw:style-name="gr2" draw:text-style-name="P9" draw:layer="layout" svg:width="16.356cm" svg:height="1.073cm" svg:x="1.2cm" svg:y="19cm">
          <draw:text-box>
            <text:p><text:span text:style-name="T23"><text:a xlink:href="https://habr.com/ru/company/abbyy/blog/437008/" xlink:type="simple">https://habr.com/ru/company/abbyy/blog/437008/</text:a></text:span></text:p>
            <text:p><text:span text:style-name="T23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4" draw:layer="layout" svg:width="25.6cm" svg:height="14.932cm" svg:x="1cm" svg:y="3.912cm">
          <draw:text-box>
            <text:p text:style-name="P3"><text:span text:style-name="T5">История развития компьютерной лингвистики (NLP MT)</text:span></text:p>
            <text:p text:style-name="P3"><text:span text:style-name="T6"/></text:p>
            <text:p text:style-name="P3"><text:span text:style-name="T15">перевод как расшифровка (</text:span><text:span text:style-name="T6">1949, немецкий язык это зашифрованный английский)</text:span></text:p>
            <text:p text:style-name="P3"><text:span text:style-name="T6"/></text:p>
            <text:p text:style-name="P3"><text:span text:style-name="T15">язык как система логического вывода (</text:span><text:span text:style-name="T6">индуктивный подход)</text:span></text:p>
            <text:p text:style-name="P3"><text:span text:style-name="T6"/></text:p>
            <text:p text:style-name="P3"><text:span text:style-name="T6">подход основанный на данных: большая таблица соответствий фраз</text:span></text:p>
            <text:p text:style-name="P3"><text:span text:style-name="T6"/></text:p>
            <text:p text:style-name="P3"><text:span text:style-name="T15">рационалистический </text:span><text:span text:style-name="T6">подход: формальные грамматики Хомского (1957)</text:span></text:p>
            <text:p text:style-name="P3"><text:span text:style-name="T6"/></text:p>
            <text:p text:style-name="P3"><text:span text:style-name="T6">переход на уровень семантики, понятие контекстной зависимости (1970)</text:span></text:p>
            <text:p text:style-name="P3"><text:span text:style-name="T6"/></text:p>
            <text:p text:style-name="P3"><text:span text:style-name="T6">статистические языковые модели (1990)</text:span></text:p>
            <text:p text:style-name="P3"><text:span text:style-name="T6"/></text:p>
            <text:p text:style-name="P3"><text:span text:style-name="T6">Deep Learning, рекуррентные нейросети (2005)</text:span></text:p>
            <text:p text:style-name="P3"><text:span text:style-name="T6"/></text:p>
            <text:p text:style-name="P3"><text:span text:style-name="T6">Word2vec, семантические пространства (2013)</text:span></text:p>
            <text:p text:style-name="P3"><text:span text:style-name="T6"/></text:p>
            <text:p text:style-name="P3"><text:span text:style-name="T6">Attention, механизм внимания <text:s/>(2017)</text:span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4" draw:layer="layout" svg:width="23.6cm" svg:height="12.088cm" svg:x="2.2cm" svg:y="5.4cm">
          <draw:text-box>
            <text:p text:style-name="P3"><text:span text:style-name="T5">Уровни сложности при автоматической обработке текстов</text:span></text:p>
            <text:p text:style-name="P3"><text:span text:style-name="T6"/></text:p>
            <text:p text:style-name="P3"><text:span text:style-name="T6"/></text:p>
            <text:p text:style-name="P3"><text:span text:style-name="T6">Лексика <text:s/>- список слов и речевых оборотов языка</text:span></text:p>
            <text:p text:style-name="P3"><text:span text:style-name="T6"/></text:p>
            <text:p text:style-name="P3"><text:span text:style-name="T6"/></text:p>
            <text:p text:style-name="P3"><text:span text:style-name="T6">Синтаксис - правила формирования последовательностей слов</text:span></text:p>
            <text:p text:style-name="P3"><text:span text:style-name="T6"/></text:p>
            <text:p text:style-name="P3"><text:span text:style-name="T6"/></text:p>
            <text:p text:style-name="P3"><text:span text:style-name="T15">Семантика - смыслы </text:span><text:span text:style-name="T6">последовательностей слов. </text:span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4" draw:layer="layout" svg:width="23.6cm" svg:height="7.822cm" svg:x="3.2cm" svg:y="6cm">
          <draw:text-box>
            <text:p text:style-name="P3"><text:span text:style-name="T5">методы решения задач NLP</text:span></text:p>
            <text:p text:style-name="P3"><text:span text:style-name="T6"/></text:p>
            <text:p text:style-name="P3"><text:span text:style-name="T6">частотный анализ (мешок слов, TF-IDF)</text:span></text:p>
            <text:p text:style-name="P3"><text:span text:style-name="T6"/></text:p>
            <text:p text:style-name="P3"><text:span text:style-name="T6">морфологический/синтаксический разбор </text:span></text:p>
            <text:p text:style-name="P3"><text:span text:style-name="T6"/></text:p>
            <text:p text:style-name="P3"><text:span text:style-name="T6">семантические пространства (Word2Vec)</text:span></text:p>
            <text:p text:style-name="P3"><text:span text:style-name="T6"/></text:p>
            <text:p text:style-name="P3"><text:span text:style-name="T6">языковые модели</text:span></text:p>
            <text:p text:style-name="P3"><text:span text:style-name="T6"/></text:p>
            <text:p text:style-name="P3"><text:span text:style-name="T6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11" draw:layer="layout" svg:width="25.8cm" svg:height="13.552cm" svg:x="1.4cm" svg:y="4.6cm">
          <draw:text-box>
            <text:p><text:span text:style-name="T24">Литература</text:span></text:p>
            <text:p><text:span text:style-name="T25"/></text:p>
            <text:p text:style-name="P10"><text:span text:style-name="T25">git clone </text:span><text:span text:style-name="T25"><text:a xlink:href="https://github.com/mechanoid5/ml_nlp" xlink:type="simple">https://github.com/mechanoid5/ml_nlp</text:a></text:span></text:p>
            <text:p text:style-name="P10"><text:span text:style-name="T25"/></text:p>
            <text:p text:style-name="P10"><text:span text:style-name="T25"/></text:p>
            <text:p text:style-name="P10"><text:span text:style-name="T25"/></text:p>
            <text:p text:style-name="P10"><text:span text:style-name="T26"/></text:p>
            <text:p><text:span text:style-name="T25"/></text:p>
            <text:p><text:span text:style-name="T25"/></text:p>
          </draw:text-box>
        </draw:frame>
        <draw:frame presentation:style-name="pr3" draw:text-style-name="P7" draw:layer="layout" svg:width="22.4cm" svg:height="1.339cm" svg:x="1.4cm" svg:y="1.93cm" presentation:class="title" presentation:user-transformed="true">
          <draw:text-box>
            <text:p text:style-name="P3"><text:span text:style-name="T4">Введение в NLP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2-08T13:10:36.139234408</dc:date>
    <meta:editing-duration>P2DT18H19M56S</meta:editing-duration>
    <meta:editing-cycles>680</meta:editing-cycles>
    <meta:generator>LibreOffice/7.2.5.2.0$Linux_X86_64 LibreOffice_project/20$Build-2</meta:generator>
    <meta:document-statistic meta:object-count="69"/>
  </office:meta>
</office:document-meta>
</file>